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759" officeooo:paragraph-rsid="0011e759"/>
    </style:style>
    <style:style style:name="P2" style:family="paragraph" style:parent-style-name="Standard">
      <style:text-properties officeooo:rsid="0013a7c6" officeooo:paragraph-rsid="0013a7c6"/>
    </style:style>
    <style:style style:name="P3" style:family="paragraph" style:parent-style-name="Standard">
      <style:text-properties officeooo:rsid="0014b57a" officeooo:paragraph-rsid="0014b57a"/>
    </style:style>
    <style:style style:name="P4" style:family="paragraph" style:parent-style-name="Standard">
      <style:text-properties officeooo:rsid="0015b012" officeooo:paragraph-rsid="0015b012"/>
    </style:style>
    <style:style style:name="P5" style:family="paragraph" style:parent-style-name="Standard">
      <style:text-properties officeooo:rsid="0015b012" officeooo:paragraph-rsid="0014b57a"/>
    </style:style>
    <style:style style:name="P6" style:family="paragraph" style:parent-style-name="Standard">
      <style:text-properties officeooo:rsid="00170711" officeooo:paragraph-rsid="00170711"/>
    </style:style>
    <style:style style:name="P7" style:family="paragraph" style:parent-style-name="Standard">
      <style:text-properties officeooo:rsid="0019d891" officeooo:paragraph-rsid="0019d891"/>
    </style:style>
    <style:style style:name="P8" style:family="paragraph" style:parent-style-name="Standard">
      <style:text-properties officeooo:rsid="001ba333" officeooo:paragraph-rsid="001ba333"/>
    </style:style>
    <style:style style:name="P9" style:family="paragraph" style:parent-style-name="Standard">
      <style:text-properties officeooo:rsid="001e427f" officeooo:paragraph-rsid="001e427f"/>
    </style:style>
    <style:style style:name="P10" style:family="paragraph" style:parent-style-name="Standard">
      <style:text-properties officeooo:rsid="001fc6a9" officeooo:paragraph-rsid="001fc6a9"/>
    </style:style>
    <style:style style:name="P11" style:family="paragraph" style:parent-style-name="Standard">
      <style:text-properties officeooo:rsid="0022cfb9" officeooo:paragraph-rsid="0022cfb9"/>
    </style:style>
    <style:style style:name="P12" style:family="paragraph" style:parent-style-name="Standard">
      <style:text-properties officeooo:rsid="002488a3" officeooo:paragraph-rsid="002488a3"/>
    </style:style>
    <style:style style:name="P13" style:family="paragraph" style:parent-style-name="Standard">
      <style:text-properties officeooo:rsid="0027ebde" officeooo:paragraph-rsid="0027ebde"/>
    </style:style>
    <style:style style:name="P14" style:family="paragraph" style:parent-style-name="Standard">
      <style:text-properties officeooo:rsid="002c1a5a" officeooo:paragraph-rsid="002c1a5a"/>
    </style:style>
    <style:style style:name="P15" style:family="paragraph" style:parent-style-name="Standard">
      <style:text-properties officeooo:rsid="002c1a5a" officeooo:paragraph-rsid="002c1a5a"/>
    </style:style>
    <style:style style:name="P16" style:family="paragraph" style:parent-style-name="Standard">
      <style:text-properties officeooo:rsid="002d94bc" officeooo:paragraph-rsid="002d94bc"/>
    </style:style>
    <style:style style:name="P17" style:family="paragraph" style:parent-style-name="Standard">
      <style:text-properties officeooo:rsid="002f64b2" officeooo:paragraph-rsid="002f64b2"/>
    </style:style>
    <style:style style:name="P18" style:family="paragraph" style:parent-style-name="Standard">
      <style:text-properties officeooo:rsid="002ff3f3" officeooo:paragraph-rsid="002ff3f3"/>
    </style:style>
    <style:style style:name="P19" style:family="paragraph" style:parent-style-name="Standard">
      <style:text-properties officeooo:rsid="002488a3" officeooo:paragraph-rsid="002488a3"/>
    </style:style>
    <style:style style:name="P20" style:family="paragraph" style:parent-style-name="Standard">
      <style:text-properties officeooo:rsid="002488a3" officeooo:paragraph-rsid="0031b9c3"/>
    </style:style>
    <style:style style:name="P21" style:family="paragraph" style:parent-style-name="Standard">
      <style:text-properties officeooo:rsid="0031b9c3" officeooo:paragraph-rsid="0031b9c3"/>
    </style:style>
    <style:style style:name="P22" style:family="paragraph" style:parent-style-name="Standard">
      <style:text-properties officeooo:rsid="0031b9c3" officeooo:paragraph-rsid="00333002"/>
    </style:style>
    <style:style style:name="P23" style:family="paragraph" style:parent-style-name="Standard">
      <style:text-properties officeooo:rsid="00333002" officeooo:paragraph-rsid="00333002"/>
    </style:style>
    <style:style style:name="P24" style:family="paragraph" style:parent-style-name="Standard">
      <style:text-properties officeooo:rsid="00333002" officeooo:paragraph-rsid="00363d51"/>
    </style:style>
    <style:style style:name="P25" style:family="paragraph" style:parent-style-name="Standard">
      <style:text-properties officeooo:rsid="003390d8" officeooo:paragraph-rsid="003390d8"/>
    </style:style>
    <style:style style:name="P26" style:family="paragraph" style:parent-style-name="Standard">
      <style:text-properties officeooo:rsid="003390d8" officeooo:paragraph-rsid="00363d51"/>
    </style:style>
    <style:style style:name="P27" style:family="paragraph" style:parent-style-name="Standard">
      <style:text-properties officeooo:rsid="0034dee4" officeooo:paragraph-rsid="0034dee4"/>
    </style:style>
    <style:style style:name="P28" style:family="paragraph" style:parent-style-name="Standard">
      <style:text-properties officeooo:rsid="0034dee4" officeooo:paragraph-rsid="00363d51"/>
    </style:style>
    <style:style style:name="P29" style:family="paragraph" style:parent-style-name="Standard">
      <style:text-properties officeooo:rsid="00357cac" officeooo:paragraph-rsid="00357cac"/>
    </style:style>
    <style:style style:name="P30" style:family="paragraph" style:parent-style-name="Standard">
      <style:text-properties officeooo:rsid="00357cac" officeooo:paragraph-rsid="00363d51"/>
    </style:style>
    <style:style style:name="P31" style:family="paragraph" style:parent-style-name="Standard">
      <style:text-properties officeooo:rsid="0036cb16" officeooo:paragraph-rsid="0036cb16"/>
    </style:style>
    <style:style style:name="T1" style:family="text">
      <style:text-properties officeooo:rsid="0014b57a"/>
    </style:style>
    <style:style style:name="T2" style:family="text">
      <style:text-properties officeooo:rsid="0015b012"/>
    </style:style>
    <style:style style:name="T3" style:family="text">
      <style:text-properties officeooo:rsid="00161903"/>
    </style:style>
    <style:style style:name="T4" style:family="text">
      <style:text-properties officeooo:rsid="00170711"/>
    </style:style>
    <style:style style:name="T5" style:family="text">
      <style:text-properties style:text-line-through-style="solid" style:text-line-through-type="single"/>
    </style:style>
    <style:style style:name="T6" style:family="text">
      <style:text-properties officeooo:rsid="001c96e8"/>
    </style:style>
    <style:style style:name="T7" style:family="text">
      <style:text-properties officeooo:rsid="0022cfb9"/>
    </style:style>
    <style:style style:name="T8" style:family="text">
      <style:text-properties officeooo:rsid="0028ead9"/>
    </style:style>
    <style:style style:name="T9" style:family="text">
      <style:text-properties officeooo:rsid="0031b9c3"/>
    </style:style>
    <style:style style:name="T10" style:family="text">
      <style:text-properties officeooo:rsid="00333002"/>
    </style:style>
    <style:style style:name="T11" style:family="text">
      <style:text-properties officeooo:rsid="002488a3"/>
    </style:style>
    <style:style style:name="T12" style:family="text">
      <style:text-properties officeooo:rsid="003390d8"/>
    </style:style>
    <style:style style:name="T13" style:family="text">
      <style:text-properties officeooo:rsid="0036cb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Review 1: 11/14/15</text:p>
      <text:p text:style-name="P1"/>
      <text:p text:style-name="P1"/>
      <text:p text:style-name="P1"/>
      <text:p text:style-name="P1">10/2/15 <text:span text:style-name="T1">5:30 PM</text:span> – First Software team meeting:</text:p>
      <text:p text:style-name="P1"/>
      <text:p text:style-name="P1"><text:tab/>Attendance: All 5 members</text:p>
      <text:p text:style-name="P1"><text:tab/></text:p>
      <text:p text:style-name="P1"><text:tab/>Today was used to make sure every team member was set up to work in the future.</text:p>
      <text:p text:style-name="P1">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P1"/>
      <text:p text:style-name="P1"/>
      <text:p text:style-name="P2">10/9/15 – No Meeting – Texas Weekend :/</text:p>
      <text:p text:style-name="P2"/>
      <text:p text:style-name="P2"/>
      <text:p text:style-name="P2"/>
      <text:p text:style-name="P2">10/<text:span text:style-name="T1">21</text:span>/15 - </text:p>
      <text:p text:style-name="P2"/>
      <text:p text:style-name="P2"><text:tab/>Attendance: <text:span text:style-name="T4">Robert Nelson, Kelly, Nate</text:span></text:p>
      <text:p text:style-name="P4">ToDo:</text:p>
      <text:p text:style-name="P2"><text:tab/>Start planning paths</text:p>
      <text:p text:style-name="P2"><text:tab/><text:span text:style-name="T5">Putting code on Arduino</text:span></text:p>
      <text:p text:style-name="P2"><text:tab/>UML diagram</text:p>
      <text:p text:style-name="P3"><text:tab/>Cog Design implications</text:p>
      <text:p text:style-name="P3"><text:tab/>Create parts list – what sensors do we want?</text:p>
      <text:p text:style-name="P3"><text:tab/><text:span text:style-name="T5">Chassis/base ideas – Quadcopter</text:span></text:p>
      <text:p text:style-name="P3"><text:tab/>Number of linefollowers needed/allignment</text:p>
      <text:p text:style-name="P3"/>
      <text:p text:style-name="P3"/>
      <text:p text:style-name="P5">Parts List:</text:p>
      <text:p text:style-name="P3"><text:tab/><text:span text:style-name="T2">Arduino(Mega?), have an additional Arduino Mini?</text:span></text:p>
      <text:p text:style-name="P3"><text:tab/><text:span text:style-name="T2">Sensors – how many? What type?(IR emittor + detector?)</text:span></text:p>
      <text:p text:style-name="P3"><text:tab/><text:tab/>-<text:span text:style-name="T3">at least 4 in a line, maybe 8 or more if base needs to rotate</text:span></text:p>
      <text:p text:style-name="P3"><text:tab/><text:tab/>-<text:span text:style-name="T3">encoders or range finders and color sensors</text:span></text:p>
      <text:p text:style-name="P3"><text:tab/><text:tab/><text:tab/>-<text:span text:style-name="T3">arm vs wheels</text:span></text:p>
      <text:p text:style-name="P3"/>
      <text:p text:style-name="P6">Path : One loop on outside, then get the remaining box in the middle while in start/stop area</text:p>
      <text:p text:style-name="P6"><text:tab/>-encoders are not very necessary for line following, but would help at the end where there is no <text:tab/><text:tab/><text:tab/>line</text:p>
      <text:p text:style-name="P6"/>
      <text:p text:style-name="P6">UML: deferred until more knowledge of what is necessary</text:p>
      <text:p text:style-name="P6"/>
      <text:p text:style-name="P6">Cog Design implications:</text:p>
      <text:p text:style-name="P6"><text:tab/>-Only need a motor to turn</text:p>
      <text:p text:style-name="P6"><text:tab/><text:tab/>-Can be done by time, but encoders would be more helpful</text:p>
      <text:p text:style-name="P6"><text:tab/><text:tab/>-For encoders, set start angle as reference and rotate from there</text:p>
      <text:p text:style-name="P6"><text:soft-page-break/>Sensor configuration:</text:p>
      <text:p text:style-name="P6"><text:tab/>at least 4 in a line, if the base needs to turn to drop rings then more will be necessary to keep on <text:tab/><text:tab/>line while base turns.</text:p>
      <text:p text:style-name="P6"><text:tab/><text:tab/>-other configurations:</text:p>
      <text:p text:style-name="P6"><text:tab/><text:tab/><text:tab/>in a plus sign(8)</text:p>
      <text:p text:style-name="P6"><text:tab/><text:tab/><text:tab/>in a plus sign(12) – no corners</text:p>
      <text:p text:style-name="P6"><text:tab/><text:tab/><text:tab/>in an H arrangement</text:p>
      <text:p text:style-name="P6"><text:tab/><text:tab/><text:tab/>polar/rings for better rotation?</text:p>
      <text:p text:style-name="P6"/>
      <text:p text:style-name="P8">10/28/15</text:p>
      <text:p text:style-name="P8"><text:tab/>Tested IR sensor at general meeting</text:p>
      <text:p text:style-name="P6"/>
      <text:p text:style-name="P6"/>
      <text:p text:style-name="P7">10/30/15</text:p>
      <text:p text:style-name="P7"><text:tab/>Todo: program setup/UML</text:p>
      <text:p text:style-name="P7"><text:tab/><text:tab/>Line following robot for PDR?</text:p>
      <text:p text:style-name="P7"/>
      <text:p text:style-name="P7"><text:tab/>Attendance: <text:span text:style-name="T6">Robert Nelson, Robert Beem, Kelly Klein, Tyler Darr</text:span></text:p>
      <text:p text:style-name="P7"/>
      <text:p text:style-name="P7"><text:tab/><text:span text:style-name="T6">We created the preliminary UML for the robot, and discussed the sensor arrangement more.</text:span></text:p>
      <text:p text:style-name="P7"/>
      <text:p text:style-name="P9">11/6/15</text:p>
      <text:p text:style-name="P9"><text:tab/>Attendance: Robert Nelson, Kelly Klein, Nathan</text:p>
      <text:p text:style-name="P9"/>
      <text:p text:style-name="P9"><text:tab/><text:tab/>Started the implementation of the UML, updated the UML with necessary corrections</text:p>
      <text:p text:style-name="P9"/>
      <text:p text:style-name="P10">11/13/15</text:p>
      <text:p text:style-name="P10"><text:tab/>Todo: plan out when each part needs to be done by. (Including testing, input from other teams, etc.) </text:p>
      <text:p text:style-name="P10"/>
      <text:p text:style-name="P10"><text:tab/>Attendance: <text:span text:style-name="T7">Robert Nelson, Kelly, Nathan, Tyler</text:span></text:p>
      <text:p text:style-name="P10"/>
      <text:p text:style-name="P10"><text:tab/><text:span text:style-name="T7">Learned stuff about commits and branches, code framework is now done, planned out rest of semester:</text:span></text:p>
      <text:p text:style-name="P10"/>
      <text:p text:style-name="P11"><text:tab/>Week of:<text:tab/><text:tab/>Todo:</text:p>
      <text:p text:style-name="P11"><text:tab/>11/15<text:tab/><text:tab/><text:tab/>Wheel, pathing logic</text:p>
      <text:p text:style-name="P11"><text:tab/>11/22<text:tab/><text:tab/><text:tab/>Cog, Drivetrain</text:p>
      <text:p text:style-name="P11"><text:tab/>11/29<text:tab/><text:tab/><text:tab/>Rest of Main, Remaining stuff</text:p>
      <text:p text:style-name="P11"><text:tab/>12/6<text:tab/><text:tab/><text:tab/>?</text:p>
      <text:p text:style-name="P11"><text:tab/>12/13<text:tab/><text:tab/><text:tab/>Finals</text:p>
      <text:p text:style-name="P11"><text:tab/>1/19<text:tab/><text:tab/><text:tab/>Start Testing</text:p>
      <text:p text:style-name="P10"/>
      <text:p text:style-name="P10"/>
      <text:p text:style-name="P12">11/20/15</text:p>
      <text:p text:style-name="P12"/>
      <text:p text:style-name="P12">Attendance: Everyone</text:p>
      <text:p text:style-name="P12"/>
      <text:p text:style-name="P12"/>
      <text:p text:style-name="P12"><text:soft-page-break/>Pathing:</text:p>
      <text:p text:style-name="P12"/>
      <text:p text:style-name="P12"><text:tab/>Robot 1:</text:p>
      <text:p text:style-name="P12">1. Go West <text:span text:style-name="T9">2 ft</text:span> until corner, drop 2 rings, <text:span text:style-name="T9">front right and back left, then</text:span> turn left</text:p>
      <text:p text:style-name="P12">2. <text:span text:style-name="T10">G</text:span>o <text:span text:style-name="T9">south for 40 in, go </text:span>straight <text:span text:style-name="T9">(south) </text:span>at 3-way intersection, go south <text:span text:style-name="T9">40 in</text:span> until corner, drop 2 rings, <text:span text:style-name="T9">front right and back left, then turn left</text:span></text:p>
      <text:p text:style-name="P12">3. <text:span text:style-name="T9">Go East 32 in until corner, drop 1 ring, front right, turn left</text:span></text:p>
      <text:p text:style-name="P21">4. Go North 12? in until corner, turn left, move west 12? in, turn right, go north 2 ft, go straight at intersection, go north 2 ft, turn right</text:p>
      <text:p text:style-name="P21">5. Go east 16 in, drop ring, straight right (no line to fine tune here), turn north, go straight until north wall</text:p>
      <text:p text:style-name="P12"/>
      <text:p text:style-name="P23">Start west side of start stop area, lined up with line</text:p>
      <text:p text:style-name="P23">Go straight <text:span text:style-name="T12">2 ft</text:span></text:p>
      <text:p text:style-name="P25">stop</text:p>
      <text:p text:style-name="P23">drop 2 rings (right arm angled 45° from forward, left arm angled -135<text:span text:style-name="T11">° </text:span>from forward)</text:p>
      <text:p text:style-name="P23">turn south</text:p>
      <text:p text:style-name="P23">move south for 4<text:span text:style-name="T13">0</text:span> <text:span text:style-name="T13">in</text:span></text:p>
      <text:p text:style-name="P23">go straight at intersection</text:p>
      <text:p text:style-name="P23">move south for 4<text:span text:style-name="T13">0 in</text:span></text:p>
      <text:p text:style-name="P25">stop at corner</text:p>
      <text:p text:style-name="P27">drop 2 rings <text:span text:style-name="T10">(right arm angled 45° from forward, left arm angled -135° from forward)</text:span></text:p>
      <text:p text:style-name="P27">turn east</text:p>
      <text:p text:style-name="P27">go east 32 in</text:p>
      <text:p text:style-name="P27">stop </text:p>
      <text:p text:style-name="P27">drop 1 ring ( right arm angled 45° from forward)</text:p>
      <text:p text:style-name="P27">turn north</text:p>
      <text:p text:style-name="P27">go north 12? in</text:p>
      <text:p text:style-name="P27">stop</text:p>
      <text:p text:style-name="P27">turn west</text:p>
      <text:p text:style-name="P27">go west 12? in</text:p>
      <text:p text:style-name="P27">stop</text:p>
      <text:p text:style-name="P27">turn north</text:p>
      <text:p text:style-name="P27">go north 2 ft</text:p>
      <text:p text:style-name="P27">go straight at intersection</text:p>
      <text:p text:style-name="P29">go north 2 ft</text:p>
      <text:p text:style-name="P29">stop</text:p>
      <text:p text:style-name="P29">turn right</text:p>
      <text:p text:style-name="P29">go forward</text:p>
      <text:p text:style-name="P29">stop drop 1 ring (right arm angled 90° from front)</text:p>
      <text:p text:style-name="P29">turn north</text:p>
      <text:p text:style-name="P29">go north 1 ft</text:p>
      <text:p text:style-name="P29">stop</text:p>
      <text:p text:style-name="P12"/>
      <text:p text:style-name="P20"><text:tab/>Robot <text:span text:style-name="T10">2</text:span>:</text:p>
      <text:p text:style-name="P20">1. Go <text:span text:style-name="T10">East</text:span> <text:span text:style-name="T9">2 ft</text:span> until corner, drop 2 rings, <text:span text:style-name="T9">front left and back right, then</text:span> turn <text:span text:style-name="T10">right</text:span></text:p>
      <text:p text:style-name="P20">2. <text:span text:style-name="T10">G</text:span>o <text:span text:style-name="T9">south for 40 in, go </text:span>straight <text:span text:style-name="T9">(south) </text:span>at 3-way intersection, go south <text:span text:style-name="T9">40 in</text:span> until corner, drop 2 rings, <text:span text:style-name="T9">front left and back right, then turn right</text:span></text:p>
      <text:p text:style-name="P20">3. <text:span text:style-name="T9">Go West 32 in until corner, drop 1 ring, front left, turn right</text:span></text:p>
      <text:p text:style-name="P22"><text:soft-page-break/>4. Go North 12? in until corner, <text:span text:style-name="T10">drop ring, front left, </text:span>turn <text:span text:style-name="T10">right</text:span></text:p>
      <text:p text:style-name="P22"><text:span text:style-name="T10">5.</text:span> <text:span text:style-name="T10">M</text:span>ove <text:span text:style-name="T10">east</text:span> 12? in, turn <text:span text:style-name="T10">left</text:span>, go north 2 ft, go straight at intersection, go north 2 ft, turn <text:span text:style-name="T10">left</text:span></text:p>
      <text:p text:style-name="P21"><text:span text:style-name="T10">6</text:span>. Go <text:span text:style-name="T10">West</text:span> 16 in, <text:span text:style-name="T10">turn right (</text:span>no line to fine tune here), turn north, go straight until north wall</text:p>
      <text:p text:style-name="P12"/>
      <text:p text:style-name="P24">Start <text:span text:style-name="T13">east</text:span> side of start stop area, lined up with line</text:p>
      <text:p text:style-name="P24">Go straight <text:span text:style-name="T12">2 ft</text:span></text:p>
      <text:p text:style-name="P26">stop</text:p>
      <text:p text:style-name="P24">drop 2 rings (right arm angled <text:span text:style-name="T13">13</text:span>5° from forward, left arm angled -<text:span text:style-name="T13">4</text:span>5<text:span text:style-name="T11">° </text:span>from forward)</text:p>
      <text:p text:style-name="P24">turn south</text:p>
      <text:p text:style-name="P24">move south for 4<text:span text:style-name="T13">0</text:span> <text:span text:style-name="T13">in</text:span></text:p>
      <text:p text:style-name="P24">go straight at intersection</text:p>
      <text:p text:style-name="P24">move south for 4<text:span text:style-name="T13">0 in</text:span></text:p>
      <text:p text:style-name="P26">stop at corner</text:p>
      <text:p text:style-name="P28">drop 2 rings <text:span text:style-name="T10">(right arm angled 135° from forward, left arm angled -45° from forward)</text:span></text:p>
      <text:p text:style-name="P28">turn <text:span text:style-name="T13">west</text:span></text:p>
      <text:p text:style-name="P28">go <text:span text:style-name="T13">we</text:span>st 32 in</text:p>
      <text:p text:style-name="P28">stop </text:p>
      <text:p text:style-name="P28">drop 1 ring ( <text:span text:style-name="T13">left</text:span> arm angled -45° from forward)</text:p>
      <text:p text:style-name="P28">turn north</text:p>
      <text:p text:style-name="P28">go north 12? in</text:p>
      <text:p text:style-name="P28">stop</text:p>
      <text:p text:style-name="P31">drop 1 ring (left arm angled -45° from forward)</text:p>
      <text:p text:style-name="P28">turn <text:span text:style-name="T13">east</text:span></text:p>
      <text:p text:style-name="P28">go <text:span text:style-name="T13">east</text:span> 12? in</text:p>
      <text:p text:style-name="P28">stop</text:p>
      <text:p text:style-name="P28">turn north</text:p>
      <text:p text:style-name="P28">go north 2 ft</text:p>
      <text:p text:style-name="P28">go straight at intersection</text:p>
      <text:p text:style-name="P30">go north 2 ft</text:p>
      <text:p text:style-name="P30">stop</text:p>
      <text:p text:style-name="P30">turn <text:span text:style-name="T13">west</text:span></text:p>
      <text:p text:style-name="P30">go <text:span text:style-name="T13">west 16 in</text:span></text:p>
      <text:p text:style-name="P31">turn north</text:p>
      <text:p text:style-name="P31">go north 1 ft</text:p>
      <text:p text:style-name="P31">stop</text:p>
      <text:p text:style-name="P12"/>
      <text:p text:style-name="P12"/>
      <text:p text:style-name="P13">12/4/15</text:p>
      <text:p text:style-name="P13"/>
      <text:p text:style-name="P13"><text:tab/>Todo: Mirrored software for second robot?</text:p>
      <text:p text:style-name="P13"><text:tab/><text:tab/>Adapting to new design?</text:p>
      <text:p text:style-name="P13"><text:tab/><text:tab/>Finish junk</text:p>
      <text:p text:style-name="P13"><text:tab/><text:tab/><text:span text:style-name="T8">Change title to Vending Machine</text:span></text:p>
      <text:p text:style-name="P13"><text:tab/><text:tab/><text:span text:style-name="T8">Music</text:span></text:p>
      <text:p text:style-name="P13"/>
      <text:p text:style-name="P14">1/22/16</text:p>
      <text:p text:style-name="P14"><text:tab/>Adapted to changes in physical design.</text:p>
      <text:p text:style-name="P14"><text:tab/>Fixed github problems.</text:p>
      <text:p text:style-name="P14"><text:tab/>Found new meeting time.</text:p>
      <text:p text:style-name="P16"><text:soft-page-break/>Attendance: Everyone</text:p>
      <text:p text:style-name="P16"/>
      <text:p text:style-name="P16">1/25/16</text:p>
      <text:p text:style-name="P16"/>
      <text:p text:style-name="P16">Attendance: Me, Robert Beem, Kelly Klein</text:p>
      <text:p text:style-name="P17">Program Compiles!</text:p>
      <text:p text:style-name="P17">For next week: structure for movements, retype pathing</text:p>
      <text:p text:style-name="P17">Check code for errors.</text:p>
      <text:p text:style-name="P17"/>
      <text:p text:style-name="P18">Week of:</text:p>
      <text:p text:style-name="P18"><text:tab/>2/1: <text:s text:c="2"/>Having pathing/ control logic</text:p>
      <text:p text:style-name="P18"><text:tab/>2/8: <text:s text:c="2"/>Adjust to sensor values, troubleshoot</text:p>
      <text:p text:style-name="P18"><text:tab/>2/15: Troubleshooting</text:p>
      <text:p text:style-name="P18"><text:tab/>2/22: Troubleshooting</text:p>
      <text:p text:style-name="P18"><text:tab/>2/29: Troubleshooting</text:p>
      <text:p text:style-name="P18"><text:tab/>3/7: <text:s text:c="2"/>Troubleshooting</text:p>
      <text:p text:style-name="P18"><text:tab/>3/14: Spring Break</text:p>
      <text:p text:style-name="P18"><text:tab/>3/21: Troubleshooting</text:p>
      <text:p text:style-name="P18"><text:tab/>3/28: Troubleshooting</text:p>
      <text:p text:style-name="P18"><text:tab/>4/3: <text:s text:c="3"/>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8:35:03.354000000</meta:creation-date>
    <dc:date>2016-01-28T19:26:24.483000000</dc:date>
    <meta:editing-duration>P7DT20H29M56S</meta:editing-duration>
    <meta:editing-cycles>16</meta:editing-cycles>
    <meta:generator>LibreOffice/4.4.2.2$Windows_x86 LibreOffice_project/c4c7d32d0d49397cad38d62472b0bc8acff48dd6</meta:generator>
    <meta:document-statistic meta:table-count="0" meta:image-count="0" meta:object-count="0" meta:page-count="5" meta:paragraph-count="163" meta:word-count="1000" meta:character-count="5615" meta:non-whitespace-character-count="4655"/>
  </office:meta>
</office:document-meta>
</file>